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  <style:map style:condition="is-true-formula(ISEVEN(ROW()))" style:apply-style-name="Alternate_20_Background_20_Color" style:base-cell-address="Sheet1.A2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  <style:map style:condition="is-true-formula(ISEVEN(ROW()))" style:apply-style-name="Alternate_20_Background_20_Color" style:base-cell-address="Sheet1.A2"/>
    </style:style>
    <style:style style:name="ce4" style:family="table-cell" style:parent-style-name="Default">
      <style:table-cell-properties fo:wrap-option="wrap" fo:border="0.74pt solid #000000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wrap-option="wrap" fo:border="0.74pt solid #000000"/>
      <style:text-properties fo:hyphenate="true"/>
      <style:map style:condition="is-true-formula(ISEVEN(ROW()))" style:apply-style-name="Alternate_20_Background_20_Color" style:base-cell-address="Sheet1.A2"/>
    </style:style>
    <style:style style:name="ce6" style:family="table-cell" style:parent-style-name="Default">
      <style:table-cell-properties fo:background-color="transparent" fo:wrap-option="wrap" fo:border="0.74pt solid #000000" fo:padding="0.028in"/>
      <style:text-properties fo:hyphenate="true"/>
      <style:map style:condition="is-true-formula(ISEVEN(ROW()))" style:apply-style-name="Alternate_20_Background_20_Color" style:base-cell-address="Sheet1.A2"/>
    </style:style>
    <style:style style:name="ce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  <style:map style:condition="is-true-formula(ISEVEN(ROW()))" style:apply-style-name="Alternate_20_Background_20_Color" style:base-cell-address="Sheet1.A2"/>
    </style:style>
    <style:style style:name="ce8" style:family="table-cell" style:parent-style-name="Default">
      <style:table-cell-properties fo:wrap-option="wrap" fo:border="0.74pt solid #000000"/>
      <style:text-properties style:font-name="Arial" style:font-name-complex="Arial" fo:hyphenate="true"/>
      <style:map style:condition="is-true-formula(ISEVEN(ROW()))" style:apply-style-name="Alternate_20_Background_20_Color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Internal Representation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MicroSquirt Pin</text:p>
          </table:table-cell>
          <table:table-cell table:style-name="ce4" office:value-type="string" calcext:value-type="string">
            <text:p>F150 Pin</text:p>
          </table:table-cell>
          <table:table-cell table:style-name="ce4" office:value-type="string" calcext:value-type="string">
            <text:p>F150 Colo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nalog Sensor Ground</text:p>
          </table:table-cell>
          <table:table-cell table:style-name="ce2" office:value-type="string" calcext:value-type="string">
            <text:p>Sensor Return</text:p>
          </table:table-cell>
          <table:table-cell table:number-columns-repeated="3" office:value-type="string" calcext:value-type="string">
            <text:p>NC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5V Vref</text:p>
          </table:table-cell>
          <table:table-cell table:style-name="ce2" office:value-type="string" calcext:value-type="string">
            <text:p>Fused at 250mA  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LK/WH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IN2</text:p>
          </table:table-cell>
          <table:table-cell table:style-name="ce2" office:value-type="string" calcext:value-type="string">
            <text:p>Duplicated on Main Connector Pin 63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GRY/R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12V Supply Out</text:p>
          </table:table-cell>
          <table:table-cell office:value-type="string" calcext:value-type="string">
            <text:p>Fused at 250m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Duplicated on Main Connector Pin 3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RG/Y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External MAP Sensor</text:p>
          </table:table-cell>
          <table:table-cell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Optional Wide Band O2 Sen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nalog Input 1</text:p>
          </table:table-cell>
          <table:table-cell office:value-type="string" calcext:value-type="string">
            <text:p>Duplicated on Main Connector Pin 8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VIO/OR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CANL</text:p>
          </table:table-cell>
          <table:table-cell office:value-type="string" calcext:value-type="string">
            <text:p> 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J</text:p>
          </table:table-cell>
          <table:table-cell office:value-type="string" calcext:value-type="string">
            <text:p>DFIN1 Conditioned</text:p>
          </table:table-cell>
          <table:table-cell office:value-type="string" calcext:value-type="string">
            <text:p>VR Sensors Only, Duplicated on Main Connector Pin 8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BRN/OR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CA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FIN2 Conditioned</text:p>
          </table:table-cell>
          <table:table-cell office:value-type="string" calcext:value-type="string">
            <text:p>Additional Speed Sensor, VR Sensors Only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TAN/W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Digital Input 1</text:p>
          </table:table-cell>
          <table:table-cell office:value-type="string" calcext:value-type="string">
            <text:p>Optional Flex Fuel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YEL/BL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Digital Input 4</text:p>
          </table:table-cell>
          <table:table-cell office:value-type="string" calcext:value-type="string">
            <text:p> 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ORG/BL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Digital Input 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LT BLU/BL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DFIN3</text:p>
          </table:table-cell>
          <table:table-cell office:value-type="string" calcext:value-type="string">
            <text:p> 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WHT/BL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igital Input 3</text:p>
          </table:table-cell>
          <table:table-cell office:value-type="string" calcext:value-type="string">
            <text:p>Duplicated on Main Connector Pin 4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VIO/Y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Tach Out</text:p>
          </table:table-cell>
          <table:table-cell office:value-type="string" calcext:value-type="string">
            <text:p>via J1850 Netwo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Power Groun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BLK/W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igh Current Output 3</text:p>
          </table:table-cell>
          <table:table-cell office:value-type="string" calcext:value-type="string">
            <text:p>Inverted on Main Connector Pin 19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WHT/Y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High Current Output 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High Current Output 2</text:p>
          </table:table-cell>
          <table:table-cell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WM Output 3</text:p>
          </table:table-cell>
          <table:table-cell office:value-type="string" calcext:value-type="string">
            <text:p>Duplicated on Main Connector Pin 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Injector Output J</text:p>
          </table:table-cell>
          <table:table-cell office:value-type="string" calcext:value-type="string">
            <text:p>Hi-Z On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WM Output 2</text:p>
          </table:table-cell>
          <table:table-cell office:value-type="string" calcext:value-type="string">
            <text:p>Duplicated on Main Connector Pin 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Injector Output I</text:p>
          </table:table-cell>
          <table:table-cell office:value-type="string" calcext:value-type="string">
            <text:p>Hi-Z Only</text:p>
          </table:table-cell>
          <table:table-cell table:number-columns-repeated="1021"/>
        </table:table-row>
        <calcext:conditional-formats>
          <calcext:conditional-format calcext:target-range-address="Sheet1.A2:Sheet1.F27">
            <calcext:condition calcext:apply-style-name="Alternate Background Color" calcext:value="formula-is(ISEVEN(ROW()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lternate_20_Background_20_Color" style:display-name="Alternate Background Color" style:family="table-cell" style:parent-style-name="Default">
      <style:table-cell-properties fo:background-color="#ddddd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14:34:14.238000000</meta:creation-date>
    <dc:date>2022-06-05T17:13:55.096000000</dc:date>
    <meta:editing-duration>PT2H29M39S</meta:editing-duration>
    <meta:editing-cycles>2</meta:editing-cycles>
    <meta:generator>LibreOffice/7.1.4.2$Windows_X86_64 LibreOffice_project/a529a4fab45b75fefc5b6226684193eb000654f6</meta:generator>
    <meta:print-date>2022-06-05T14:47:17.543000000</meta:print-date>
    <meta:document-statistic meta:table-count="1" meta:cell-count="125" meta:object-count="0"/>
  </office:meta>
</office:document-meta>
</file>